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Tahoma1" svg:font-family="Tahoma"/>
    <style:font-face style:name="Courier New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margin-left="0cm" fo:margin-right="0cm" fo:text-align="justify" style:justify-single-word="false" fo:text-indent="1.501cm" style:auto-text-indent="false"/>
    </style:style>
    <style:style style:name="P3" style:family="paragraph" style:parent-style-name="Абзац_20_списка1" style:list-style-name="WWNum5">
      <style:paragraph-properties fo:margin-left="0cm" fo:margin-right="0cm" fo:margin-top="0cm" fo:margin-bottom="0cm" fo:line-height="150%" fo:text-align="justify" style:justify-single-word="false" fo:text-indent="0cm" style:auto-text-indent="false"/>
    </style:style>
    <style:style style:name="P4" style:family="paragraph" style:parent-style-name="Абзац_20_списка1" style:list-style-name="WWNum6">
      <style:paragraph-properties fo:margin-left="0cm" fo:margin-right="0cm" fo:margin-top="0cm" fo:margin-bottom="0cm" fo:line-height="150%" fo:text-align="justify" style:justify-single-word="false" fo:text-indent="0cm" style:auto-text-indent="false"/>
    </style:style>
    <style:style style:name="P5" style:family="paragraph" style:parent-style-name="Абзац_20_списка1" style:list-style-name="WWNum10">
      <style:paragraph-properties fo:margin-left="0cm" fo:margin-right="0cm" fo:margin-top="0cm" fo:margin-bottom="0cm" fo:line-height="150%" fo:text-align="justify" style:justify-single-word="false" fo:text-indent="0cm" style:auto-text-indent="false"/>
    </style:style>
    <style:style style:name="P6" style:family="paragraph" style:parent-style-name="Абзац_20_списка1" style:list-style-name="WWNum11">
      <style:paragraph-properties fo:margin-left="0cm" fo:margin-right="0cm" fo:margin-top="0cm" fo:margin-bottom="0cm" fo:line-height="150%" fo:text-align="justify" style:justify-single-word="false" fo:text-indent="0cm" style:auto-text-indent="false"/>
    </style:style>
    <style:style style:name="P7" style:family="paragraph" style:parent-style-name="Абзац_20_списка1" style:list-style-name="WWNum7">
      <style:paragraph-properties fo:margin-left="0.751cm" fo:margin-right="0cm" fo:margin-top="0cm" fo:margin-bottom="0cm" fo:line-height="150%" fo:text-align="justify" style:justify-single-word="false" fo:text-indent="0cm" style:auto-text-indent="false"/>
    </style:style>
    <style:style style:name="P8" style:family="paragraph" style:parent-style-name="Абзац_20_списка1" style:list-style-name="WWNum8">
      <style:paragraph-properties fo:margin-left="0.751cm" fo:margin-right="0cm" fo:margin-top="0cm" fo:margin-bottom="0cm" fo:line-height="150%" fo:text-align="justify" style:justify-single-word="false" fo:text-indent="0cm" style:auto-text-indent="false"/>
    </style:style>
    <style:style style:name="P9" style:family="paragraph" style:parent-style-name="Абзац_20_списка1" style:list-style-name="WWNum9">
      <style:paragraph-properties fo:margin-left="0.751cm" fo:margin-right="0cm" fo:margin-top="0cm" fo:margin-bottom="0cm" fo:line-height="150%" fo:text-align="justify" style:justify-single-word="false" fo:text-indent="0cm" style:auto-text-indent="false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Standard">
      <style:paragraph-properties fo:line-height="150%" fo:text-align="justify" style:justify-single-word="false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fo:font-size="14pt" style:font-name-asian="Calibri1" style:font-size-asian="14pt"/>
    </style:style>
    <style:style style:name="P13" style:family="paragraph" style:parent-style-name="Standard" style:list-style-name="WWNum3">
      <style:paragraph-properties fo:margin-left="0.751cm" fo:margin-right="0cm" fo:margin-top="0cm" fo:margin-bottom="0.048cm" fo:line-height="150%" fo:text-align="justify" style:justify-single-word="false" fo:text-indent="0cm" style:auto-text-indent="false"/>
    </style:style>
    <style:style style:name="P14" style:family="paragraph" style:parent-style-name="Standard" style:list-style-name="WWNum3">
      <style:paragraph-properties fo:margin-left="0.751cm" fo:margin-right="0cm" fo:line-height="150%" fo:text-align="justify" style:justify-single-word="false" fo:text-indent="0cm" style:auto-text-indent="fals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tyle-complex="italic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name-asian="Calibri1" style:font-size-asian="14pt" style:font-weight-asian="bold"/>
    </style:style>
    <style:style style:name="T5" style:family="text">
      <style:text-properties fo:font-size="14pt" style:font-name-asian="Calibri1" style:font-size-asian="14pt"/>
    </style:style>
    <style:style style:name="T6" style:family="text">
      <style:text-properties fo:font-size="14pt" fo:language="en" fo:country="US" style:font-size-asian="14pt" style:font-style-complex="italic"/>
    </style:style>
    <style:style style:name="T7" style:family="text">
      <style:text-properties style:font-name="Times New Roman" fo:font-style="normal" style:font-style-asian="normal" style:font-name-complex="Times New Roman1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size="14pt" style:font-size-asian="14pt" style:font-name-complex="Times New Roman1" style:font-size-complex="12pt"/>
    </style:style>
    <style:style style:name="T10" style:family="text">
      <style:text-properties style:font-name="Times New Roman" fo:font-size="14pt" style:font-name-asian="Calibri1" style:font-size-asian="14pt" style:font-name-complex="Times New Roman1" style:font-size-complex="12pt"/>
    </style:style>
    <style:style style:name="T11" style:family="text">
      <style:text-properties style:font-name="Times New Roman" fo:font-size="14pt" style:font-name-asian="Calibri1" style:font-size-asian="14pt" style:font-name-complex="Times New Roman1" style:font-size-complex="12pt" style:font-style-complex="italic"/>
    </style:style>
    <style:style style:name="T12" style:family="text">
      <style:text-properties style:font-name="Times New Roman" fo:font-size="14pt" fo:font-weight="bold" style:font-name-asian="Calibri1" style:font-size-asian="14pt" style:font-weight-asian="bold" style:font-name-complex="Times New Roman1" style:font-size-complex="12pt" style:font-style-complex="italic"/>
    </style:style>
    <style:style style:name="T13" style:family="text">
      <style:text-properties fo:color="#000000" fo:font-size="14pt" style:font-name-asian="Calibri1" style:font-size-asian="14pt"/>
    </style:style>
    <style:style style:name="T14" style:family="text">
      <style:text-properties fo:color="#000000" fo:font-size="14pt" style:font-name-asian="Calibri1" style:font-size-asian="14pt" style:font-style-complex="italic"/>
    </style:style>
    <style:style style:name="T15" style:family="text">
      <style:text-properties fo:color="#000000" fo:font-size="14pt" fo:font-weight="bold" style:font-name-asian="Calibri1" style:font-size-asian="14pt" style:font-weight-asian="bold" style:font-style-complex="italic"/>
    </style:style>
    <style:style style:name="T16" style:family="text">
      <style:text-properties fo:color="#000000" fo:font-size="14pt" fo:language="en" fo:country="US" style:font-name-asian="Calibri1" style:font-size-asian="14pt" style:font-style-complex="italic"/>
    </style:style>
    <style:style style:name="T17" style:family="text">
      <style:text-properties fo:color="#000000" style:font-name="Times New Roman" fo:font-size="14pt" style:font-size-asian="14pt" style:font-name-complex="Times New Roman1" style:font-size-complex="14pt"/>
    </style:style>
    <style:style style:name="T18" style:family="text">
      <style:text-properties fo:color="#000000" style:font-name="Times New Roman" fo:font-size="14pt" style:font-name-asian="Calibri1" style:font-size-asian="14pt" style:font-name-complex="Times New Roman1" style:font-size-complex="12pt" style:font-style-complex="italic"/>
    </style:style>
    <style:style style:name="T19" style:family="text">
      <style:text-properties fo:color="#000000" style:font-name="Times New Roman" fo:font-size="14pt" fo:language="en" fo:country="US" style:font-name-asian="Calibri1" style:font-size-asian="14pt" style:font-name-complex="Times New Roman1" style:font-size-complex="12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<text:bookmark-start text:name="_Toc507770621"/><text:span text:style-name="T7">Техническое задание на разработку ГОСТ 19.201-78</text:span><text:bookmark-end text:name="_Toc507770621"/></text:h>
      <text:p text:style-name="Text_20_body"/>
      <text:p text:style-name="P11"><text:bookmark-start text:name="__RefHeading___Toc474955743"/><text:span text:style-name="T3">Наименование программы</text:span><text:bookmark-end text:name="__RefHeading___Toc474955743"/></text:p>
      <text:p text:style-name="P11"><text:span text:style-name="T14">Игра «2048»</text:span></text:p>
      <text:p text:style-name="P11"><text:bookmark-start text:name="__RefHeading___Toc474955744"/><text:span text:style-name="T3">Краткая характеристика области применения</text:span><text:bookmark-end text:name="__RefHeading___Toc474955744"/></text:p>
      <text:p text:style-name="P1"><text:bookmark-start text:name="__RefHeading___Toc474955745"/><text:span text:style-name="T17">Игра предназначена для </text:span><text:span text:style-name="T8">проведения досуга.</text:span><text:bookmark-end text:name="__RefHeading___Toc474955745"/></text:p>
      <text:p text:style-name="P11"><text:span text:style-name="T3">Основания для разработки</text:span></text:p>
      <text:p text:style-name="P11"><text:bookmark-start text:name="__RefHeading___Toc474955746"/><text:span text:style-name="T3">Основание для проведения разработки</text:span><text:bookmark-end text:name="__RefHeading___Toc474955746"/></text:p>
      <text:p text:style-name="P11"><text:span text:style-name="T14">Основанием для проведения разработки является Задание на курсовой проект от 9января 2018 года.</text:span></text:p>
      <text:p text:style-name="P11"><text:bookmark-start text:name="__RefHeading___Toc474955747"/><text:span text:style-name="T3">Наименование и условное обозначение темы разработки</text:span><text:bookmark-end text:name="__RefHeading___Toc474955747"/></text:p>
      <text:p text:style-name="P11"><text:span text:style-name="T14">Наименование темы разработки – Разработка программных модулей программного обеспечения для компьютерных систем.</text:span></text:p>
      <text:p text:style-name="P11"><text:bookmark-start text:name="__RefHeading___Toc474955748"/><text:span text:style-name="T3">Назначение разработки</text:span><text:bookmark-end text:name="__RefHeading___Toc474955748"/></text:p>
      <text:p text:style-name="P11"><text:bookmark-start text:name="__RefHeading___Toc474955749"/><text:span text:style-name="T3">Функциональное назначение </text:span><text:bookmark-end text:name="__RefHeading___Toc474955749"/></text:p>
      <text:p text:style-name="P1"><text:bookmark-start text:name="__RefHeading___Toc474955750"/><text:span text:style-name="T17">Функциональным назначением программы является развлечение.</text:span></text:p>
      <text:p text:style-name="P11"><text:span text:style-name="T3">Эксплуатационное назначение</text:span><text:bookmark-end text:name="__RefHeading___Toc474955750"/></text:p>
      <text:p text:style-name="P11"><text:span text:style-name="T13">Программа может эксплуатироваться на персональном компьютере дома. Пользователь программы - человек, знающий основы работы с персональным компьютером.</text:span></text:p>
      <text:p text:style-name="P11"><text:bookmark-start text:name="__RefHeading___Toc474955751"/><text:span text:style-name="T3">Требования к программе или программному изделию</text:span><text:bookmark-end text:name="__RefHeading___Toc474955751"/></text:p>
      <text:p text:style-name="P11"><text:bookmark-start text:name="__RefHeading___Toc474955752"/><text:span text:style-name="T4">Требования к функциональным характеристикам</text:span><text:bookmark-end text:name="__RefHeading___Toc474955752"/></text:p>
      <text:p text:style-name="P2"><text:span text:style-name="T17">Требования к составу выполняемых функций</text:span></text:p>
      <text:p text:style-name="P2"><text:span text:style-name="T17">Программа должна обеспечивать возможность выполнения перечисленных ниже функций:</text:span></text:p>
      <text:p text:style-name="P2"><text:span text:style-name="T17">1.Функция случайного заполнения поля блоками.</text:span></text:p>
      <text:p text:style-name="P2"><text:span text:style-name="T17">2.Функция соединения блоков.</text:span></text:p>
      <text:p text:style-name="P2"><text:span text:style-name="T17">3.Функция образования новых блоков из соединенных.</text:span></text:p>
      <text:p text:style-name="P2"><text:span text:style-name="T17">4.Функция подсчета очков.</text:span></text:p>
      <text:p text:style-name="P2"><text:span text:style-name="T17">5.Функция загрузки лучшего результата.</text:span></text:p>
      <text:p text:style-name="P2"><text:span text:style-name="T17">6.Функция обновления лучшего результата.</text:span></text:p>
      <text:p text:style-name="P11"><text:soft-page-break/><text:span text:style-name="T15">Требования к организации входных (выходных) данных. </text:span></text:p>
      <text:p text:style-name="P11"><text:span text:style-name="T14">Входные данные программы должны быть организованы в соответствии с требованиями условия задачи.</text:span></text:p>
      <text:p text:style-name="P11"><text:span text:style-name="T15">Требования к временным характеристикам.</text:span></text:p>
      <text:p text:style-name="P11"><text:span text:style-name="T14">Требования к временным характеристикам программы не предъявляются.</text:span></text:p>
      <text:p text:style-name="P11"><text:bookmark-start text:name="__RefHeading___Toc474955753"/><text:span text:style-name="T4">Требования к надежности </text:span><text:bookmark-end text:name="__RefHeading___Toc474955753"/></text:p>
      <text:p text:style-name="P11"><text:span text:style-name="T5">Требования к обеспечению надежного (устойчивого) функционирования программы.</text:span></text:p>
      <text:p text:style-name="P11"><text:span text:style-name="T5">Надежное (устойчивое) функционирование программы должно быть обеспечено выполнением заказчиком совокупности организационно-технических мероприятий, перечень которых приведен ниже: </text:span></text:p>
      <text:list xml:id="list5611418416252562714" text:style-name="WWNum5">
        <text:list-item>
          <text:p text:style-name="P3"><text:span text:style-name="T10">организацией бесперебойного питания технических средств;</text:span></text:p>
        </text:list-item>
        <text:list-item>
          <text:p text:style-name="P3"><text:span text:style-name="T10">использованием лицензионного программного обеспечения;</text:span></text:p>
        </text:list-item>
        <text:list-item>
          <text:p text:style-name="P3"><text:span text:style-name="T10">регулярным выполнением рекомендаций Министерства труда и социального развития РФ, изложенных в Постановлении от 23 июля 1998 г. «Об утверждении межотраслевых типовых норм времени на работы по сервисному обслуживанию ПЭВМ и оргтехники и сопровождению программных средств»; </text:span></text:p>
        </text:list-item>
        <text:list-item>
          <text:p text:style-name="P3"><text:span text:style-name="T10">регулярным выполнением требований ГОСТ 51188-98. Защита информации. Испытания программных средств на наличие компьютерных вирусов.</text:span></text:p>
        </text:list-item>
      </text:list>
      <text:p text:style-name="P11"><text:span text:style-name="T4">Время восстановления после отказа </text:span></text:p>
      <text:p text:style-name="P11"><text:span text:style-name="T5">Время восстановления после отказа, вызванного сбоем электропитания технических средств (иными внешними факторами), не фатальным сбоем (не крахом) операционной системы, не должно превышать 10минут при условии соблюдения условий эксплуатации технических и программных средств. Время восстановления после отказа, вызванного неисправностью технических средств, фатальным сбоем (крахом) операционной системы, не должно превышать времени, требуемого на устранение неисправностей технических средств и переустановки программных средств. </text:span></text:p>
      <text:p text:style-name="P11"><text:span text:style-name="T4">Отказы из-за некорректных действий оператора </text:span></text:p>
      <text:p text:style-name="P11"><text:soft-page-break/><text:span text:style-name="T5">Отказы программы возможны вследствие некорректных действий оператора (пользователя) при взаимодействии с операционной системой. Во избежание возникновения отказов программы по указанной выше причине следует обеспечить работу пользователя без предоставления ему административных привилегий.</text:span></text:p>
      <text:p text:style-name="P11"><text:bookmark-start text:name="__RefHeading___Toc474955754"/><text:span text:style-name="T4">Условия эксплуатации </text:span><text:bookmark-end text:name="__RefHeading___Toc474955754"/></text:p>
      <text:p text:style-name="P11"><text:span text:style-name="T5">Климатические условия эксплуатации</text:span></text:p>
      <text:list xml:id="list6045253013572220706" text:style-name="WWNum3">
        <text:list-item>
          <text:p text:style-name="P13"><text:span text:style-name="T13">температура окружающего воздуха, °С - 20 ± 5; </text:span></text:p>
        </text:list-item>
        <text:list-item>
          <text:p text:style-name="P13"><text:span text:style-name="T13">относительная влажность, % - от 30 до 80; </text:span></text:p>
        </text:list-item>
        <text:list-item>
          <text:p text:style-name="P13"><text:span text:style-name="T13">атмосферное давление, кПа - от 84 до 106; </text:span></text:p>
        </text:list-item>
        <text:list-item>
          <text:p text:style-name="P13"><text:span text:style-name="T13">частота питающей электросети, Гц - 50 ± 0,5; </text:span></text:p>
        </text:list-item>
        <text:list-item>
          <text:p text:style-name="P14"><text:span text:style-name="T13">напряжение питающей сети переменного тока, В - 220 ± 4,4. </text:span></text:p>
        </text:list-item>
      </text:list>
      <text:p text:style-name="P11"><text:span text:style-name="T4">Требования к видам обслуживания </text:span></text:p>
      <text:p text:style-name="P11"><text:span text:style-name="T5">Программа не требует проведения каких-либо видов обслуживания.</text:span></text:p>
      <text:p text:style-name="P11"><text:span text:style-name="T4">Требования к пользователям.</text:span></text:p>
      <text:p text:style-name="P11"><text:span text:style-name="T5">Пользователь программы (оператор) должен обладать практическими навыками работы с графическим пользовательским интерфейсом операционной системы.</text:span></text:p>
      <text:p text:style-name="P11"><text:bookmark-start text:name="__RefHeading___Toc474955755"/><text:span text:style-name="T4">Требования к составу и параметрам технических средств </text:span><text:bookmark-end text:name="__RefHeading___Toc474955755"/></text:p>
      <text:p text:style-name="P11"><text:span text:style-name="T14">В состав технических средств должен входить IBM-совместимый персональный компьютер (ПЭВМ), включающий в себя: </text:span></text:p>
      <text:list xml:id="list6680541618699242705" text:style-name="WWNum6">
        <text:list-item>
          <text:p text:style-name="P4"><text:span text:style-name="T11">Свободное место на диске: до 50 Мб</text:span><text:span text:style-name="T12">;</text:span></text:p>
        </text:list-item>
        <text:list-item>
          <text:p text:style-name="P4"><text:span text:style-name="T18">Оперативную память объемом не менее 526 Мб; </text:span></text:p>
        </text:list-item>
        <text:list-item>
          <text:p text:style-name="P4"><text:span text:style-name="T18">Операционная система: </text:span><text:span text:style-name="T19">Windows</text:span><text:span text:style-name="T18"> 7/8/10.</text:span></text:p>
        </text:list-item>
      </text:list>
      <text:p text:style-name="P11"><text:bookmark-start text:name="__RefHeading___Toc474955756"/><text:span text:style-name="T4">Требования к информационной и программной совместимости </text:span><text:bookmark-end text:name="__RefHeading___Toc474955756"/></text:p>
      <text:p text:style-name="P11"><text:span text:style-name="T14">Требования к информационным структурам и методам решения </text:span></text:p>
      <text:p text:style-name="P11"><text:span text:style-name="T14">Требования к информационным структурам файлов на входе и выходе, а также к методам решения не предъявляются. </text:span></text:p>
      <text:p text:style-name="P11"><text:span text:style-name="T15">Требования к исходным кодам и языкам программирования </text:span></text:p>
      <text:p text:style-name="P11"><text:span text:style-name="T14">Исходные коды программы должны быть реализованы на языке C#. В качестве интегрированной среды разработки программы должна быть использована </text:span><text:soft-page-break/><text:span text:style-name="T14">среда </text:span><text:span text:style-name="T16">VisualStudio</text:span><text:span text:style-name="T14">. </text:span></text:p>
      <text:p text:style-name="P11"><text:span text:style-name="T15">Требования к программным средствам, используемым программой </text:span></text:p>
      <text:p text:style-name="P11"><text:span text:style-name="T14">Системные программные средства, используемые программой, должны быть представлены лицензионной локализованной версией операционной системы </text:span><text:span text:style-name="T6">Windows</text:span><text:span text:style-name="T2"> 7/8/10</text:span><text:span text:style-name="T14">. </text:span></text:p>
      <text:p text:style-name="P11"><text:span text:style-name="T15">Требования к защите информации и программ </text:span></text:p>
      <text:p text:style-name="P11"><text:span text:style-name="T14">Требования к защите информации и программ не предъявляются.</text:span></text:p>
      <text:p text:style-name="P11"><text:bookmark-start text:name="__RefHeading___Toc474955757"/><text:span text:style-name="T4">Требования к маркировке и упаковке</text:span><text:bookmark-end text:name="__RefHeading___Toc474955757"/></text:p>
      <text:p text:style-name="P11"><text:span text:style-name="T5">Требования к маркировке</text:span></text:p>
      <text:p text:style-name="P11"><text:span text:style-name="T5">Требования к маркировке не предъявляются.</text:span></text:p>
      <text:p text:style-name="P11"><text:span text:style-name="T2">Требования к упаковке</text:span></text:p>
      <text:p text:style-name="P11"><text:span text:style-name="T5">Программный продукт должен быть записан на съемный носитель.</text:span></text:p>
      <text:p text:style-name="P11"><text:bookmark-start text:name="__RefHeading___Toc474955758"/><text:span text:style-name="T4">Требования к транспортированию и хранению </text:span><text:bookmark-end text:name="__RefHeading___Toc474955758"/></text:p>
      <text:p text:style-name="P11"><text:span text:style-name="T2">Условия транспортирования и хранения</text:span></text:p>
      <text:p text:style-name="P11"><text:span text:style-name="T5">Транспортирование допускается всеми видами транспорта, </text:span><text:span text:style-name="T1">при условии защиты от прямого воздействия атмосферных осадков. Не допускается бросание носителя.</text:span></text:p>
      <text:p text:style-name="P11"><text:span text:style-name="T1">Носитель должен храниться в помещениях, в воздухе которых не содержится пыли, паров кислот и щелочей, а также газов, вызывающих коррозию.</text:span></text:p>
      <text:p text:style-name="P11"><text:bookmark-start text:name="__RefHeading___Toc474955759"/><text:span text:style-name="T4">Специальные требования </text:span><text:bookmark-end text:name="__RefHeading___Toc474955759"/></text:p>
      <text:p text:style-name="P11"><text:span text:style-name="T13">Программа должна обеспечивать взаимодействие с пользователем посредством графического пользовательского интерфейса, разработанного согласно рекомендациям компании - производителя операционной системы.</text:span></text:p>
      <text:p text:style-name="P12"><text:bookmark-start text:name="__RefHeading___Toc474955760"/><text:bookmark-end text:name="__RefHeading___Toc474955760"/></text:p>
      <text:p text:style-name="P11"><text:span text:style-name="T3">Требования к программной документации</text:span></text:p>
      <text:p text:style-name="P11"><text:bookmark-start text:name="__RefHeading___Toc474955761"/><text:span text:style-name="T3">Предварительный состав программной документации.</text:span><text:bookmark-end text:name="__RefHeading___Toc474955761"/></text:p>
      <text:p text:style-name="P11"><text:span text:style-name="T1">Состав программной документации должен включать в себя: </text:span></text:p>
      <text:list xml:id="list7147420476996049966" text:style-name="WWNum7">
        <text:list-item>
          <text:p text:style-name="P7"><text:span text:style-name="T9">техническое задание; </text:span></text:p>
        </text:list-item>
        <text:list-item>
          <text:p text:style-name="P7"><text:span text:style-name="T9">программа и методики испытаний.</text:span></text:p>
        </text:list-item>
      </text:list>
      <text:p text:style-name="P11"><text:bookmark-start text:name="__RefHeading___Toc474955762"/><text:span text:style-name="T3">Технико-экономические показатели</text:span><text:bookmark-end text:name="__RefHeading___Toc474955762"/></text:p>
      <text:p text:style-name="P11"><text:soft-page-break/><text:span text:style-name="T1">Ориентировочная экономическая эффективность не рассчитывается. Коммерческое использование программного продукта не предусматривается. </text:span></text:p>
      <text:p text:style-name="P11"><text:bookmark-start text:name="__RefHeading___Toc474955763"/><text:span text:style-name="T3">Стадии и этапы разработки</text:span><text:bookmark-end text:name="__RefHeading___Toc474955763"/></text:p>
      <text:p text:style-name="P11"><text:bookmark-start text:name="__RefHeading___Toc474955764"/><text:span text:style-name="T3">Стадии разработки</text:span><text:bookmark-end text:name="__RefHeading___Toc474955764"/></text:p>
      <text:p text:style-name="P11"><text:span text:style-name="T1">Разработка должна быть проведена в три стадии: </text:span></text:p>
      <text:list xml:id="list6565607243739433095" text:style-name="WWNum8">
        <text:list-item>
          <text:p text:style-name="P8"><text:span text:style-name="T9">техническое задание; </text:span></text:p>
        </text:list-item>
        <text:list-item>
          <text:p text:style-name="P8"><text:span text:style-name="T9">технический (и рабочий) проекты; </text:span></text:p>
        </text:list-item>
        <text:list-item>
          <text:p text:style-name="P8"><text:span text:style-name="T9">внедрение.</text:span></text:p>
        </text:list-item>
      </text:list>
      <text:p text:style-name="P11"><text:bookmark-start text:name="__RefHeading___Toc474955765"/><text:span text:style-name="T3">Этапы разработки</text:span><text:bookmark-end text:name="__RefHeading___Toc474955765"/></text:p>
      <text:p text:style-name="P11"><text:span text:style-name="T14">На стадии «Техническое задание» должен быть выполнен этап разработки, согласования и утверждения настоящего технического задания. </text:span></text:p>
      <text:p text:style-name="P11"><text:span text:style-name="T14">На стадии «Технический (и рабочий) проект» должны быть выполнены этапы работ: </text:span></text:p>
      <text:list xml:id="list6498499216313096385" text:style-name="WWNum9">
        <text:list-item>
          <text:p text:style-name="P9"><text:span text:style-name="T18">разработка программы; </text:span></text:p>
        </text:list-item>
        <text:list-item>
          <text:p text:style-name="P9"><text:span text:style-name="T18">разработка программной документации; </text:span></text:p>
        </text:list-item>
        <text:list-item>
          <text:p text:style-name="P9"><text:span text:style-name="T18">испытания программы. </text:span></text:p>
        </text:list-item>
      </text:list>
      <text:p text:style-name="P11"><text:span text:style-name="T2">На стадии «Внедрение» должен быть выполнен этап разработки «Подготовка и передача программы».</text:span></text:p>
      <text:p text:style-name="P11"><text:bookmark-start text:name="__RefHeading___Toc474955766"/><text:span text:style-name="T3">Содержание работ по этапам</text:span><text:bookmark-end text:name="__RefHeading___Toc474955766"/></text:p>
      <text:p text:style-name="P11"><text:span text:style-name="T1">На этапе разработки технического задания должны быть выполнены работы: </text:span></text:p>
      <text:list xml:id="list2471548546234376521" text:style-name="WWNum10">
        <text:list-item>
          <text:p text:style-name="P5"><text:span text:style-name="T9">постановка задачи;</text:span></text:p>
        </text:list-item>
        <text:list-item>
          <text:p text:style-name="P5"><text:span text:style-name="T9">определение и уточнение требований к техническим средствам; </text:span></text:p>
        </text:list-item>
        <text:list-item>
          <text:p text:style-name="P5"><text:span text:style-name="T9">определение требований к программе; </text:span></text:p>
        </text:list-item>
        <text:list-item>
          <text:p text:style-name="P5"><text:span text:style-name="T9">определение стадий, этапов и сроков разработки программы и документации на нее; </text:span></text:p>
        </text:list-item>
        <text:list-item>
          <text:p text:style-name="P5"><text:span text:style-name="T9">выбор языков программирования; </text:span></text:p>
        </text:list-item>
        <text:list-item>
          <text:p text:style-name="P5"><text:span text:style-name="T9">согласование и утверждение технического задания.</text:span></text:p>
        </text:list-item>
      </text:list>
      <text:p text:style-name="P11"><text:span text:style-name="T1">На этапе разработки программы должна быть выполнена работа по программированию (кодированию) и отладке программы. </text:span></text:p>
      <text:p text:style-name="P11"><text:span text:style-name="T1">На этапе разработки программной документации должна быть выполнена </text:span><text:soft-page-break/><text:span text:style-name="T1">разработка программных документов в соответствии с требованиями ГОСТ 19.101-77.</text:span></text:p>
      <text:p text:style-name="P11"><text:span text:style-name="T1">На этапе испытаний программы должны быть выполнены виды работ: </text:span></text:p>
      <text:list xml:id="list4896777465182336468" text:style-name="WWNum11">
        <text:list-item>
          <text:p text:style-name="P6"><text:span text:style-name="T9">разработка порядка и методики испытаний; </text:span></text:p>
        </text:list-item>
        <text:list-item>
          <text:p text:style-name="P6"><text:span text:style-name="T9">проведение приемо-сдаточных испытаний; </text:span></text:p>
        </text:list-item>
        <text:list-item>
          <text:p text:style-name="P6"><text:span text:style-name="T9">корректировка программы и программной документации по результатам испытаний. </text:span></text:p>
        </text:list-item>
      </text:list>
      <text:p text:style-name="P11"><text:span text:style-name="T1">На этапе подготовки и передачи программы должна быть выполнена работа по подготовке и передаче программы и программной документации в эксплуатацию заказчику.</text:span></text:p>
      <text:p text:style-name="P11"><text:bookmark-start text:name="__RefHeading___Toc474955767"/><text:span text:style-name="T3">Порядок контроля и приемки</text:span><text:bookmark-end text:name="__RefHeading___Toc474955767"/></text:p>
      <text:p text:style-name="P11"><text:bookmark-start text:name="__RefHeading___Toc474955768"/><text:span text:style-name="T3">Виды испытаний</text:span><text:bookmark-end text:name="__RefHeading___Toc474955768"/></text:p>
      <text:p text:style-name="P11"><text:span text:style-name="T1">Приемосдаточные испытания должны проводиться на объекте заказчика. Приемосдаточные испытания программы должны проводиться согласно разработанной исполнителем и согласованной заказчиком «Программы и методики испытаний». </text:span></text:p>
      <text:p text:style-name="P11"><text:span text:style-name="T3">Общие требования к приемке работы.</text:span></text:p>
      <text:p text:style-name="P11"><text:span text:style-name="T1">Требования к приемке работы не предъявляютс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Tahoma1" svg:font-family="Tahoma"/>
    <style:font-face style:name="Courier New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106cm" fo:keep-with-next="always"/>
      <style:text-properties style:font-name="Arial1" fo:font-size="14pt" fo:font-style="italic" fo:font-weight="bold" style:font-size-asian="14pt" style:font-style-asian="italic" style:font-weight-asian="bold" style:font-name-complex="Arial2" style:font-size-complex="14pt" style:font-style-complex="italic" style:font-weight-complex="bold"/>
    </style:style>
    <style:style style:name="Абзац_20_списка1" style:display-name="Абзац списка1" style:family="paragraph" style:parent-style-name="Standard" style:default-outline-level="" style:list-style-name="">
      <style:paragraph-properties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1" style:font-size-complex="11pt"/>
    </style:style>
    <style:style style:name="ListLabel_20_9" style:display-name="ListLabel 9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8S</meta:editing-duration>
    <meta:editing-cycles>4</meta:editing-cycles>
    <meta:generator>OpenOffice/4.1.5$Win32 OpenOffice.org_project/415m1$Build-9789</meta:generator>
    <dc:date>2022-10-15T12:11:36.22</dc:date>
    <meta:document-statistic meta:table-count="0" meta:image-count="0" meta:object-count="0" meta:page-count="6" meta:paragraph-count="116" meta:word-count="930" meta:character-count="7779"/>
    <meta:user-defined meta:name="Info 1"/>
    <meta:user-defined meta:name="Info 2"/>
    <meta:user-defined meta:name="Info 3"/>
    <meta:user-defined meta:name="Info 4"/>
  </office:meta>
</office:document-meta>
</file>